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Source Sans Pro2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6.355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="solid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8.269cm" svg:height="16.605cm" svg:x="5.699cm" svg:y="3.54cm">
          <draw:text-box>
            <text:p>Consumidor = {<text:span text:style-name="T1">CPF</text:span>, Nome, RG, Nascimento, Endereco}</text:p>
            <text:p/>
            <text:p>Atendente = {<text:span text:style-name="T1">Cracha</text:span>, Nome, Setor}</text:p>
            <text:p>Empregado = {<text:span text:style-name="T1">Cracha</text:span>, Nome, Setor}</text:p>
            <text:p/>
            <text:p>Setor = {<text:span text:style-name="T1">Nome</text:span>, Responsavel}</text:p>
            <text:p/>
            <text:p>Contato = {<text:span text:style-name="T1">Protocolo</text:span>, Consumidor, Chamado, Descricao}</text:p>
            <text:p>ContatoSAC = {Contato, Inicio, Termino, Atendente}</text:p>
            <text:p>ContatoSite = {Contato, Data}</text:p>
            <text:p>Resposta = {Contato, Atendente}</text:p>
            <text:p/>
            <text:p>Chamado = {<text:span text:style-name="T1">Protocolo</text:span>, Status}</text:p>
            <text:p/>
            <text:p>MedidaInterna = {<text:span text:style-name="T1">Medida</text:span>, Descricao}</text:p>
            <text:p>Item = {<text:span text:style-name="T1">Codigo</text:span>, Nome}</text:p>
            <text:p>Servico = {<text:span text:style-name="T1">Codigo</text:span>, Nome}</text:p>
            <text:p>FAQ = {<text:span text:style-name="T1">Pergunta</text:span>, Resposta}</text:p>
            <text:p/>
            <text:p>MedidaInternaTomada = {MedidaInterna, Chamado}</text:p>
            <text:p>ItemComprado = {Item, Chamado}</text:p>
            <text:p>ServicoContratado = {Servico, Chamado}</text:p>
            <text:p>ConsultaAoFaq = {Pergunta, Chamado}</text:p>
          </draw:text-box>
          <draw:glue-point draw:id="4" svg:x="-3.144cm" svg:y="-4.846cm"/>
          <draw:glue-point draw:id="5" svg:x="-3.352cm" svg:y="-3.928cm"/>
          <draw:glue-point draw:id="6" svg:x="-3.213cm" svg:y="-3.317cm"/>
          <draw:glue-point draw:id="7" svg:x="-3.978cm" svg:y="-2.475cm"/>
          <draw:glue-point draw:id="8" svg:x="-3.63cm" svg:y="-1.634cm"/>
          <draw:glue-point draw:id="9" svg:x="-1.256cm" svg:y="-3.871cm"/>
          <draw:glue-point draw:id="10" svg:x="-1.117cm" svg:y="-3.412cm"/>
          <draw:glue-point draw:id="11" svg:x="-2.229cm" svg:y="-2.571cm"/>
          <draw:glue-point draw:id="12" svg:x="-1.673cm" svg:y="-1.806cm"/>
          <draw:glue-point draw:id="13" svg:x="-0.213cm" svg:y="-1.806cm"/>
          <draw:glue-point draw:id="14" svg:x="-2.716cm" svg:y="-1.347cm"/>
          <draw:glue-point draw:id="15" svg:x="0.551cm" svg:y="-1.271cm"/>
          <draw:glue-point draw:id="16" svg:x="-2.716cm" svg:y="-0.888cm"/>
          <draw:glue-point draw:id="17" svg:x="-3.063cm" svg:y="-0.506cm"/>
          <draw:glue-point draw:id="18" svg:x="-1.464cm" svg:y="-0.506cm"/>
          <draw:glue-point draw:id="19" svg:x="-3.491cm" svg:y="0.507cm"/>
          <draw:glue-point draw:id="20" svg:x="-2.935cm" svg:y="1.271cm"/>
          <draw:glue-point draw:id="21" svg:x="-3.978cm" svg:y="1.73cm"/>
          <draw:glue-point draw:id="22" svg:x="-3.7cm" svg:y="2.189cm"/>
          <draw:glue-point draw:id="23" svg:x="-4.117cm" svg:y="2.572cm"/>
          <draw:glue-point draw:id="24" svg:x="-1.395cm" svg:y="3.241cm"/>
          <draw:glue-point draw:id="25" svg:x="0.62cm" svg:y="3.241cm"/>
          <draw:glue-point draw:id="26" svg:x="-2.507cm" svg:y="3.776cm"/>
          <draw:glue-point draw:id="27" svg:x="-1.395cm" svg:y="3.776cm"/>
          <draw:glue-point draw:id="28" svg:x="-1.881cm" svg:y="4.158cm"/>
          <draw:glue-point draw:id="29" svg:x="-0.63cm" svg:y="4.158cm"/>
          <draw:glue-point draw:id="30" svg:x="-2.368cm" svg:y="4.541cm"/>
          <draw:glue-point draw:id="31" svg:x="-0.908cm" svg:y="4.617cm"/>
        </draw:frame>
        <draw:connector draw:style-name="gr2" draw:text-style-name="P2" draw:layer="layout" draw:type="curve" draw:line-skew="1.264cm" svg:x1="11.777cm" svg:y1="8.844cm" svg:x2="9.09cm" svg:y2="3.796cm" draw:start-shape="id1" draw:start-glue-point="12" draw:end-shape="id1" draw:end-glue-point="4" svg:d="M11777 8844c0-6810-2687-4286-2687-5048" svg:viewBox="0 0 2688 5049">
          <text:p/>
        </draw:connector>
        <draw:connector draw:style-name="gr2" draw:text-style-name="P2" draw:layer="layout" draw:type="curve" draw:line-skew="3.717cm" svg:x1="10.761cm" svg:y1="7.573cm" svg:x2="8.964cm" svg:y2="6.335cm" draw:start-shape="id1" draw:start-glue-point="11" draw:end-shape="id1" draw:end-glue-point="6" svg:d="M10761 7573c0-1224-1797-605-1797-1238" svg:viewBox="0 0 1798 1239">
          <text:p/>
        </draw:connector>
        <draw:connector draw:style-name="gr2" draw:text-style-name="P2" draw:layer="layout" draw:type="curve" draw:line-skew="3.619cm 2.872cm" svg:x1="12.793cm" svg:y1="6.177cm" svg:x2="7.566cm" svg:y2="7.733cm" draw:start-shape="id1" draw:start-glue-point="10" draw:end-shape="id1" draw:end-glue-point="7" svg:d="M12793 6177c0 723-2361 601-3479 810s-991 746-1748 746" svg:viewBox="0 0 5228 1557">
          <text:p/>
        </draw:connector>
        <draw:connector draw:style-name="gr2" draw:text-style-name="P2" draw:layer="layout" draw:type="curve" draw:line-skew="2.79cm 9.24cm" svg:x1="12.539cm" svg:y1="5.415cm" svg:x2="7.566cm" svg:y2="7.733cm" draw:start-shape="id1" draw:start-glue-point="9" draw:end-shape="id1" draw:end-glue-point="7" svg:d="M12539 5415c0 622 950 518 2284 942s3052 1376-7257 1376" svg:viewBox="0 0 8269 2319">
          <text:p/>
        </draw:connector>
        <draw:connector draw:style-name="gr2" draw:text-style-name="P2" draw:layer="layout" draw:type="curve" draw:line-skew="0cm 11.577cm" svg:x1="14.444cm" svg:y1="8.844cm" svg:x2="8.456cm" svg:y2="12.683cm" draw:start-shape="id1" draw:start-glue-point="13" draw:end-shape="id1" draw:end-glue-point="19" svg:d="M14444 8844c0-8706 1166-7255 2789-4119s3703 7958-8777 7958" svg:viewBox="0 0 10008 10398">
          <text:p/>
        </draw:connector>
        <draw:connector draw:style-name="gr2" draw:text-style-name="P2" draw:layer="layout" draw:type="curve" draw:line-skew="1.829cm" svg:x1="15.839cm" svg:y1="9.732cm" svg:x2="8.71cm" svg:y2="5.32cm" draw:start-shape="id1" draw:start-glue-point="15" draw:end-shape="id1" draw:end-glue-point="5" svg:d="M15839 9732c0-7294-7129-5088-7129-4412" svg:viewBox="0 0 7130 5257">
          <text:p/>
        </draw:connector>
        <draw:connector draw:style-name="gr2" draw:text-style-name="P2" draw:layer="layout" draw:type="curve" draw:line-skew="1.691cm" svg:x1="9.872cm" svg:y1="9.606cm" svg:x2="8.202cm" svg:y2="9.129cm" draw:start-shape="id1" draw:start-glue-point="14" draw:end-shape="id1" draw:end-glue-point="8" svg:d="M9872 9606c-4473 0-3638-477-1670-477" svg:viewBox="0 0 3262 478">
          <text:p/>
        </draw:connector>
        <draw:connector draw:style-name="gr2" draw:text-style-name="P2" draw:layer="layout" draw:type="curve" draw:line-skew="8.168cm" svg:x1="9.872cm" svg:y1="10.368cm" svg:x2="8.202cm" svg:y2="9.129cm" draw:start-shape="id1" draw:start-glue-point="16" draw:end-shape="id1" draw:end-glue-point="8" svg:d="M9872 10368c5242 0 6077-1239-1670-1239" svg:viewBox="0 0 5712 1240">
          <text:p/>
        </draw:connector>
        <draw:connector draw:style-name="gr2" draw:text-style-name="P2" draw:layer="layout" draw:type="curve" draw:line-skew="9.476cm" svg:x1="9.238cm" svg:y1="11.002cm" svg:x2="8.202cm" svg:y2="9.129cm" draw:start-shape="id1" draw:start-glue-point="17" draw:end-shape="id1" draw:end-glue-point="8" svg:d="M9238 11002c8155 0 8673-1873-1036-1873" svg:viewBox="0 0 7219 1874">
          <text:p/>
        </draw:connector>
        <draw:connector draw:style-name="gr2" draw:text-style-name="P2" draw:layer="layout" draw:type="curve" draw:line-skew="0cm 1.831cm" svg:x1="12.159cm" svg:y1="11.002cm" svg:x2="8.71cm" svg:y2="5.32cm" draw:start-shape="id1" draw:start-glue-point="18" draw:end-shape="id1" draw:end-glue-point="5" svg:d="M12159 11002c-10440 0-8701-3066-6953-4655s3504-1700 3504-1027" svg:viewBox="0 0 8275 6073">
          <text:p/>
        </draw:connector>
        <draw:connector draw:style-name="gr2" draw:text-style-name="P2" draw:layer="layout" draw:type="curve" draw:line-skew="-4.491cm 5.977cm" svg:x1="12.285cm" svg:y1="17.223cm" svg:x2="9.472cm" svg:y2="13.952cm" draw:start-shape="id1" draw:start-glue-point="24" draw:end-shape="id1" draw:end-glue-point="20" svg:d="M12285 17223c0-1603-555-1336-619-1753s362-1518-2194-1518" svg:viewBox="0 0 2814 3272">
          <text:p/>
        </draw:connector>
        <draw:connector draw:style-name="gr2" draw:text-style-name="P2" draw:layer="layout" draw:type="curve" draw:line-skew="-4.452cm 8.824cm" svg:x1="15.965cm" svg:y1="17.223cm" svg:x2="8.456cm" svg:y2="12.683cm" draw:start-shape="id1" draw:start-glue-point="25" draw:end-shape="id1" draw:end-glue-point="19" svg:d="M15965 17223c0-1545-971-1287-761-2036s1602-2504-6748-2504" svg:viewBox="0 0 7510 4541">
          <text:p/>
        </draw:connector>
        <draw:connector draw:style-name="gr2" draw:text-style-name="P2" draw:layer="layout" draw:type="curve" draw:line-skew="-4.338cm" svg:x1="10.253cm" svg:y1="18.112cm" svg:x2="7.566cm" svg:y2="14.714cm" draw:start-shape="id1" draw:start-glue-point="26" draw:end-shape="id1" draw:end-glue-point="21" svg:d="M10253 18112c0-2707-2528-2255-4087-2428s-2150-970 1400-970" svg:viewBox="0 0 5316 3399">
          <text:p/>
        </draw:connector>
        <draw:connector draw:style-name="gr2" draw:text-style-name="P2" draw:layer="layout" draw:type="curve" draw:line-skew="0cm 8.627cm" svg:x1="12.285cm" svg:y1="18.112cm" svg:x2="8.456cm" svg:y2="12.683cm" draw:start-shape="id1" draw:start-glue-point="27" draw:end-shape="id1" draw:end-glue-point="19" svg:d="M12285 18112c0 3799 771 3166 1827 859s2399-6288-5656-6288" svg:viewBox="0 0 6457 8150">
          <text:p/>
        </draw:connector>
        <draw:connector draw:style-name="gr2" draw:text-style-name="P2" draw:layer="layout" draw:type="curve" draw:line-skew="-3.465cm" svg:x1="11.397cm" svg:y1="18.746cm" svg:x2="8.074cm" svg:y2="15.476cm" draw:start-shape="id1" draw:start-glue-point="28" draw:end-shape="id1" draw:end-glue-point="22" svg:d="M11397 18746c0-2349-3099-1956-5008-2187s-2627-1083 1685-1083" svg:viewBox="0 0 6513 3271">
          <text:p/>
        </draw:connector>
        <draw:connector draw:style-name="gr2" draw:text-style-name="P2" draw:layer="layout" draw:type="curve" draw:line-skew="-3.012cm 6.925cm" svg:x1="13.683cm" svg:y1="18.746cm" svg:x2="8.456cm" svg:y2="12.683cm" draw:start-shape="id1" draw:start-glue-point="29" draw:end-shape="id1" draw:end-glue-point="19" svg:d="M13683 18746c0-1669-780-1390-711-2489s986-3574-4516-3574" svg:viewBox="0 0 5228 6064">
          <text:p/>
        </draw:connector>
        <draw:connector draw:style-name="gr2" draw:text-style-name="P2" draw:layer="layout" draw:type="curve" draw:line-skew="-1.957cm" svg:x1="10.507cm" svg:y1="19.382cm" svg:x2="7.312cm" svg:y2="16.112cm" draw:start-shape="id1" draw:start-glue-point="30" draw:end-shape="id1" draw:end-glue-point="23" svg:d="M10507 19382c0-1041-2654-866-4245-1424s-2119-1846 1050-1846" svg:viewBox="0 0 5511 3271">
          <text:p/>
        </draw:connector>
        <draw:connector draw:style-name="gr2" draw:text-style-name="P2" draw:layer="layout" draw:type="curve" draw:line-skew="-1.275cm 6.009cm" svg:x1="13.175cm" svg:y1="19.508cm" svg:x2="8.456cm" svg:y2="12.683cm" draw:start-shape="id1" draw:start-glue-point="31" draw:end-shape="id1" draw:end-glue-point="19" svg:d="M13175 19508c0-207-984-172-1132-1827s541-4998-3587-4998" svg:viewBox="0 0 4720 682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Source Sans Pro2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14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07T15:27:07.191173214</meta:creation-date>
    <dc:date>2019-11-07T15:46:08.658544514</dc:date>
    <meta:editing-duration>PT18M58S</meta:editing-duration>
    <meta:editing-cycles>9</meta:editing-cycles>
    <meta:generator>LibreOffice/6.3.0.4$Linux_X86_64 LibreOffice_project/30$Build-4</meta:generator>
    <meta:document-statistic meta:object-count="19"/>
  </office:meta>
</office:document-meta>
</file>